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1" draw:layer="layout" svg:width="2cm" svg:height="1.5cm" svg:x="2cm" svg:y="3.5cm">
          <text:p text:style-name="P1"><text:span text:style-name="T1">Front end</text:span></text:p>
        </draw:rect>
        <draw:rect draw:style-name="gr1" draw:text-style-name="P1" draw:layer="layout" svg:width="2cm" svg:height="1.5cm" svg:x="5.5cm" svg:y="3.5cm">
          <text:p text:style-name="P1"><text:span text:style-name="T1">Back end</text:span></text:p>
        </draw:rect>
        <draw:rect draw:style-name="gr1" draw:text-style-name="P2" draw:layer="layout" svg:width="2cm" svg:height="1.5cm" svg:x="9cm" svg:y="3.5cm">
          <text:p text:style-name="P2">linker</text:p>
        </draw:rect>
        <draw:rect draw:style-name="gr1" draw:text-style-name="P3" draw:layer="layout" svg:width="2cm" svg:height="1.5cm" svg:x="12.5cm" svg:y="3.5cm">
          <text:p text:style-name="P3"><text:span text:style-name="T2">loader</text:span></text:p>
        </draw:rect>
        <draw:rect draw:style-name="gr1" draw:text-style-name="P3" draw:layer="layout" svg:width="2.5cm" svg:height="1.5cm" svg:x="16cm" svg:y="3.5cm">
          <text:p text:style-name="P3"><text:span text:style-name="T2">computer</text:span></text:p>
        </draw:rect>
        <draw:custom-shape draw:style-name="gr2" draw:text-style-name="P2" draw:layer="layout" svg:width="1.5cm" svg:height="0.5cm" svg:x="4cm" svg:y="4cm">
          <text:p text:style-name="P2">I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cm" svg:height="0.5cm" svg:x="7.5cm" svg:y="4cm">
          <text:p text:style-name="P2">obj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cm" svg:height="0.5cm" svg:x="11cm" svg:y="4cm">
          <text:p text:style-name="P2">ex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cm" svg:height="0.5cm" svg:x="14.5cm" svg:y="4cm">
          <text:p text:style-name="P2">bi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2" draw:layer="layout" svg:width="2cm" svg:height="1.5cm" svg:x="2cm" svg:y="6.6cm">
          <text:p text:style-name="P2">clang</text:p>
        </draw:rect>
        <draw:rect draw:style-name="gr1" draw:text-style-name="P2" draw:layer="layout" svg:width="2cm" svg:height="1.5cm" svg:x="5.5cm" svg:y="6.6cm">
          <text:p text:style-name="P2">llc</text:p>
        </draw:rect>
        <draw:rect draw:style-name="gr1" draw:text-style-name="P2" draw:layer="layout" svg:width="2cm" svg:height="1.5cm" svg:x="9cm" svg:y="6.6cm">
          <text:p text:style-name="P2">lld</text:p>
        </draw:rect>
        <draw:rect draw:style-name="gr1" draw:text-style-name="P3" draw:layer="layout" svg:width="2cm" svg:height="1.5cm" svg:x="12.5cm" svg:y="6.6cm">
          <text:p text:style-name="P3"><text:span text:style-name="T2">elf2hex</text:span></text:p>
        </draw:rect>
        <draw:rect draw:style-name="gr1" draw:text-style-name="P2" draw:layer="layout" svg:width="2.5cm" svg:height="1.5cm" svg:x="16cm" svg:y="6.6cm">
          <text:p text:style-name="P2">Verilog </text:p>
          <text:p text:style-name="P2">machine</text:p>
        </draw:rect>
        <draw:custom-shape draw:style-name="gr2" draw:text-style-name="P2" draw:layer="layout" svg:width="1.5cm" svg:height="0.5cm" svg:x="4cm" svg:y="7.1cm">
          <text:p text:style-name="P2">I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cm" svg:height="0.5cm" svg:x="7.5cm" svg:y="7.1cm">
          <text:p text:style-name="P2">obj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cm" svg:height="0.5cm" svg:x="11cm" svg:y="7.1cm">
          <text:p text:style-name="P2">ex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5cm" svg:height="0.5cm" svg:x="14.5cm" svg:y="7.1cm">
          <text:p text:style-name="P2">hex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ung-Shu Chen</meta:initial-creator>
    <meta:creation-date>2013-12-07T10:46:34</meta:creation-date>
    <dc:date>2013-12-07T11:03:15</dc:date>
    <dc:creator>Chung-Shu Chen</dc:creator>
    <meta:editing-duration>PT1M20S</meta:editing-duration>
    <meta:editing-cycles>1</meta:editing-cycles>
    <meta:document-statistic meta:object-count="18"/>
    <meta:generator>OpenOffice.org/3.3$Unix OpenOffice.org_project/330m20$Build-9567</meta:generator>
  </office:meta>
</office:document-meta>
</file>